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Range.overlaps( NumberRange r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mberRang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umberRange.includesRange( NumberRange r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Range.includesNumber( Number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mberRange.getMaxim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Range.NumberRange( Number 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Rang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Range.getMinim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Range.NumberRange( Number min , Number ma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mberRang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